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4D300000A2100000A211256D15DED0EB13D.svg" manifest:media-type="image/svg+xml"/>
  <manifest:file-entry manifest:full-path="Pictures/100012E700001B98000020599964C5016A22AE1B.svg" manifest:media-type="image/svg+xml"/>
  <manifest:file-entry manifest:full-path="Pictures/100000010000007A0000007A847BD125BC8D1D85.png" manifest:media-type="image/png"/>
  <manifest:file-entry manifest:full-path="Pictures/10000001000001D6000000C6C5021F7F974B3E4D.png" manifest:media-type="image/png"/>
  <manifest:file-entry manifest:full-path="Pictures/100037DB000052DD000052DD27AD008058A48B3A.svg" manifest:media-type="image/svg+xml"/>
  <manifest:file-entry manifest:full-path="Pictures/10000001000002C3000002C3E44C2829B3177896.png" manifest:media-type="image/png"/>
  <manifest:file-entry manifest:full-path="Pictures/10002934000026D50000105AD445A2B64E397C82.svg" manifest:media-type="image/svg+xml"/>
  <manifest:file-entry manifest:full-path="Pictures/100000010000014E0000018746A583C9B7285A0F.png" manifest:media-type="image/png"/>
  <manifest:file-entry manifest:full-path="Pictures/10000C5A00001A9000001A90115837F6829AAC39.svg" manifest:media-type="image/svg+xml"/>
  <manifest:file-entry manifest:full-path="Pictures/1000000100000141000001415AD06F27C54B0E22.png" manifest:media-type="image/png"/>
  <manifest:file-entry manifest:full-path="Pictures/100007D900004AEE00003A166A8CDB57205F6C8B.svg" manifest:media-type="image/svg+xml"/>
  <manifest:file-entry manifest:full-path="Pictures/10000001000003230000026E4C5CF4361FE6FFFF.png" manifest:media-type="image/png"/>
  <manifest:file-entry manifest:full-path="Pictures/100000000000030800000213A88ED7473C39D2C2.png" manifest:media-type="image/png"/>
  <manifest:file-entry manifest:full-path="Pictures/100012C10001027C00004B2307B067E780FDF4E9.svg" manifest:media-type="image/svg+xml"/>
  <manifest:file-entry manifest:full-path="Pictures/100000010000051F0000017D9D1CF74B31CA2612.png" manifest:media-type="image/png"/>
  <manifest:file-entry manifest:full-path="Pictures/1000020300003E1D00003E1DF2746F09BF5BD622.svg" manifest:media-type="image/svg+xml"/>
  <manifest:file-entry manifest:full-path="Pictures/10000001000002C3000002C35FAACFBDCF1C17AC.png" manifest:media-type="image/png"/>
  <manifest:file-entry manifest:full-path="Pictures/10000001000002000000020002A8B6B063F84B17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color="#000000" draw:fill-color="#b4c7dc" draw:textarea-horizontal-align="justify" draw:textarea-vertical-align="middle" draw:auto-grow-height="false" fo:min-height="3.05cm" fo:min-width="9.2cm" style:writing-mode="lr-tb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withoutfill">
      <style:graphic-properties svg:stroke-width="0.159cm" svg:stroke-color="#000000" draw:marker-start-width="0.439cm" draw:marker-end-width="0.439cm" draw:fill="solid" draw:textarea-vertical-align="middle" fo:padding-top="0.205cm" fo:padding-bottom="0.205cm" fo:padding-left="0.33cm" fo:padding-right="0.33cm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39cm, 1.557cm, 1.865cm, 1.909cm)" draw:image-opacity="100%" style:mirror="none" loext:decorative="false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02cm" fo:min-width="1.052cm" fo:padding-top="0.151cm" fo:padding-bottom="0.151cm" fo:padding-left="0.276cm" fo:padding-right="0.276cm" loext:decorative="false"/>
    </style:style>
    <style:style style:name="gr7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9.2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000000" draw:fill-color="#ffe994" draw:textarea-horizontal-align="justify" draw:textarea-vertical-align="middle" draw:auto-grow-height="false" fo:min-height="0.65cm" fo:min-width="3.8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ff0000" draw:fill-color="#ffa6a6" draw:textarea-horizontal-align="justify" draw:textarea-vertical-align="middle" draw:auto-grow-height="false" fo:min-height="0.65cm" fo:min-width="3.8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152cm" fo:min-width="0.8cm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37cm" fo:min-width="0.153cm" fo:padding-top="0.151cm" fo:padding-bottom="0.151cm" fo:padding-left="0.276cm" fo:padding-right="0.276cm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6.618cm" fo:min-width="0cm" fo:padding-top="0.151cm" fo:padding-bottom="0.151cm" fo:padding-left="0.276cm" fo:padding-right="0.276cm" loext:decorative="false"/>
    </style:style>
    <style:style style:name="P1" style:family="paragraph">
      <style:paragraph-properties fo:text-align="center" style:writing-mode="lr-tb"/>
      <style:text-properties style:font-name="Verdana"/>
    </style:style>
    <style:style style:name="P2" style:family="paragraph">
      <loext:graphic-properties draw:fill-color="#b4c7dc"/>
      <style:paragraph-properties fo:text-align="center" style:writing-mode="lr-tb"/>
      <style:text-properties style:font-name="Verdana"/>
    </style:style>
    <style:style style:name="P3" style:family="paragraph">
      <loext:graphic-properties draw:fill="none"/>
      <style:paragraph-properties fo:text-align="center"/>
      <style:text-properties style:font-name="Verdana"/>
    </style:style>
    <style:style style:name="P4" style:family="paragraph">
      <loext:graphic-properties draw:fill="solid"/>
      <style:paragraph-properties fo:text-align="center"/>
      <style:text-properties style:font-name="Verdana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  <style:text-properties style:font-name="Verdana" fo:font-size="15pt" style:font-size-asian="15pt" style:font-size-complex="15pt"/>
    </style:style>
    <style:style style:name="P7" style:family="paragraph">
      <loext:graphic-properties draw:fill-color="#b4c7dc"/>
      <style:paragraph-properties fo:text-align="center" style:writing-mode="lr-tb"/>
      <style:text-properties style:font-name="Verdana" fo:font-size="15pt" style:font-size-asian="15pt" style:font-size-complex="15pt"/>
    </style:style>
    <style:style style:name="P8" style:family="paragraph">
      <loext:graphic-properties draw:fill-color="#ffe994"/>
      <style:paragraph-properties fo:text-align="center" style:writing-mode="lr-tb"/>
      <style:text-properties style:font-name="Verdana"/>
    </style:style>
    <style:style style:name="P9" style:family="paragraph">
      <style:paragraph-properties fo:text-align="center" style:writing-mode="lr-tb"/>
      <style:text-properties style:font-name="Verdana" fo:font-weight="bold" style:font-weight-asian="bold" style:font-weight-complex="bold"/>
    </style:style>
    <style:style style:name="P10" style:family="paragraph">
      <loext:graphic-properties draw:fill-color="#ffa6a6"/>
      <style:paragraph-properties fo:text-align="center" style:writing-mode="lr-tb"/>
      <style:text-properties style:font-name="Verdana" fo:font-weight="bold" style:font-weight-asian="bold" style:font-weight-complex="bold"/>
    </style:style>
    <style:style style:name="P11" style:family="paragraph">
      <style:paragraph-properties fo:text-align="center"/>
    </style:style>
    <style:style style:name="T1" style:family="text">
      <style:text-properties style:font-name="Verdana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Verdana" fo:font-size="15pt" style:font-size-asian="15pt" style:font-size-complex="15pt"/>
    </style:style>
    <style:style style:name="T3" style:family="text">
      <style:text-properties style:font-name="Verdana" fo:font-size="20pt" style:font-size-asian="20pt" style:font-size-complex="20pt"/>
    </style:style>
    <style:style style:name="T4" style:family="text">
      <style:text-properties style:font-name="Verdana" fo:font-size="15pt" fo:font-weight="normal" style:font-size-asian="15pt" style:font-weight-asian="normal" style:font-size-complex="15pt" style:font-weight-complex="normal"/>
    </style:style>
    <style:style style:name="T5" style:family="text">
      <style:text-properties style:font-name="Verdana" fo:font-size="20pt" fo:font-weight="normal" style:font-size-asian="20pt" style:font-weight-asian="normal" style:font-size-complex="20pt" style:font-weight-complex="normal"/>
    </style:style>
    <style:style style:name="T6" style:family="text">
      <style:text-properties style:font-name="Verdana" fo:font-size="15pt" fo:font-weight="bold" style:font-size-asian="15pt" style:font-weight-asian="bold" style:font-size-complex="15pt" style:font-weight-complex="bold"/>
    </style:style>
    <style:style style:name="T7" style:family="text">
      <style:text-properties style:font-name="Verdana"/>
    </style:style>
    <style:style style:name="T8" style:family="text">
      <style:text-properties style:font-name="Verdana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2" draw:layer="layout" svg:width="9.7cm" svg:height="3.3cm" svg:x="9.5cm" svg:y="1.1cm">
            <text:p text:style-name="P1"><text:span text:style-name="T1">Week 1</text:span></text:p>
            <text:p text:style-name="P1"><text:span text:style-name="T2"/></text:p>
            <text:p text:style-name="P1"><text:span text:style-name="T3">Linux ecosystem</text:span></text:p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1.692cm" svg:height="1.692cm" svg:x="1.8cm" svg:y="1.108cm">
            <draw:image xlink:href="Pictures/100004D300000A2100000A211256D15DED0EB13D.svg" xlink:type="simple" xlink:show="embed" xlink:actuate="onLoad" draw:mime-type="image/svg+xml">
              <text:p/>
            </draw:image>
            <draw:image xlink:href="Pictures/100000010000007A0000007A847BD125BC8D1D85.png" xlink:type="simple" xlink:show="embed" xlink:actuate="onLoad" draw:mime-type="image/png"/>
          </draw:frame>
          <draw:frame draw:style-name="gr3" draw:text-style-name="P3" draw:layer="layout" svg:width="2.2cm" svg:height="2.2cm" svg:x="5.592cm" svg:y="1.4cm">
            <draw:image xlink:href="Pictures/100037DB000052DD000052DD27AD008058A48B3A.svg" xlink:type="simple" xlink:show="embed" xlink:actuate="onLoad" draw:mime-type="image/svg+xml">
              <text:p/>
            </draw:image>
            <draw:image xlink:href="Pictures/10000001000002C3000002C3E44C2829B3177896.png" xlink:type="simple" xlink:show="embed" xlink:actuate="onLoad" draw:mime-type="image/png"/>
          </draw:frame>
          <draw:frame draw:name="bash.svg" draw:style-name="gr3" draw:text-style-name="P3" draw:layer="layout" svg:width="4.1cm" svg:height="1.726cm" svg:x="1.6cm" svg:y="3.474cm">
            <draw:image xlink:href="Pictures/10002934000026D50000105AD445A2B64E397C82.svg" xlink:type="simple" xlink:show="embed" xlink:actuate="onLoad" draw:mime-type="image/svg+xml">
              <text:p/>
            </draw:image>
            <draw:image xlink:href="Pictures/10000001000001D6000000C6C5021F7F974B3E4D.png" xlink:type="simple" xlink:show="embed" xlink:actuate="onLoad" draw:mime-type="image/png"/>
            <svg:title>Asset 1</svg:title>
          </draw:frame>
          <draw:frame draw:style-name="gr3" draw:text-style-name="P3" draw:layer="layout" svg:width="1.621cm" svg:height="1.9cm" svg:x="7.692cm" svg:y="1.6cm">
            <draw:image xlink:href="Pictures/100012E700001B98000020599964C5016A22AE1B.svg" xlink:type="simple" xlink:show="embed" xlink:actuate="onLoad" draw:mime-type="image/svg+xml">
              <text:p/>
            </draw:image>
            <draw:image xlink:href="Pictures/100000010000014E0000018746A583C9B7285A0F.png" xlink:type="simple" xlink:show="embed" xlink:actuate="onLoad" draw:mime-type="image/png"/>
          </draw:frame>
          <draw:line draw:style-name="gr4" draw:text-style-name="P4" draw:layer="layout" svg:x1="8.192cm" svg:y1="1.3cm" svg:x2="7.292cm" svg:y2="3.6cm">
            <text:p/>
          </draw:line>
          <draw:frame draw:style-name="gr3" draw:text-style-name="P3" draw:layer="layout" svg:width="1.4cm" svg:height="1.4cm" svg:x="4.1cm" svg:y="2cm">
            <draw:image xlink:href="Pictures/10000C5A00001A9000001A90115837F6829AAC39.svg" xlink:type="simple" xlink:show="embed" xlink:actuate="onLoad" draw:mime-type="image/svg+xml">
              <text:p/>
            </draw:image>
            <draw:image xlink:href="Pictures/1000000100000141000001415AD06F27C54B0E22.png" xlink:type="simple" xlink:show="embed" xlink:actuate="onLoad" draw:mime-type="image/png"/>
          </draw:frame>
          <draw:frame draw:style-name="gr3" draw:text-style-name="P3" draw:layer="layout" svg:width="3.8cm" svg:height="2.946cm" svg:x="5.4cm" svg:y="5.2cm">
            <draw:image xlink:href="Pictures/100007D900004AEE00003A166A8CDB57205F6C8B.svg" xlink:type="simple" xlink:show="embed" xlink:actuate="onLoad" draw:mime-type="image/svg+xml">
              <text:p/>
            </draw:image>
            <draw:image xlink:href="Pictures/10000001000003230000026E4C5CF4361FE6FFFF.png" xlink:type="simple" xlink:show="embed" xlink:actuate="onLoad" draw:mime-type="image/png"/>
          </draw:frame>
          <draw:frame draw:style-name="gr5" draw:text-style-name="P5" draw:layer="layout" svg:width="3.226cm" svg:height="2cm" svg:x="5.9cm" svg:y="9.4cm">
            <draw:image xlink:href="Pictures/100000000000030800000213A88ED7473C39D2C2.png" xlink:type="simple" xlink:show="embed" xlink:actuate="onLoad" draw:mime-type="image/png">
              <text:p/>
            </draw:image>
          </draw:frame>
          <draw:frame draw:style-name="gr3" draw:text-style-name="P3" draw:layer="layout" svg:width="6.112cm" svg:height="1.776cm" svg:x="1.7cm" svg:y="8.3cm">
            <draw:image xlink:href="Pictures/100012C10001027C00004B2307B067E780FDF4E9.svg" xlink:type="simple" xlink:show="embed" xlink:actuate="onLoad" draw:mime-type="image/svg+xml">
              <text:p/>
            </draw:image>
            <draw:image xlink:href="Pictures/100000010000051F0000017D9D1CF74B31CA2612.png" xlink:type="simple" xlink:show="embed" xlink:actuate="onLoad" draw:mime-type="image/png"/>
          </draw:frame>
          <draw:g draw:style-name="gr1">
            <draw:frame draw:name="abstract-user-flat-1.svg" draw:style-name="gr3" draw:text-style-name="P3" draw:layer="layout" svg:width="0.802cm" svg:height="0.895cm" svg:x="9.568cm" svg:y="1.221cm">
              <draw:image xlink:href="Pictures/1000020300003E1D00003E1DF2746F09BF5BD622.svg" xlink:type="simple" xlink:show="embed" xlink:actuate="onLoad" draw:mime-type="image/svg+xml">
                <text:p/>
              </draw:image>
              <draw:image xlink:href="Pictures/10000001000002C3000002C35FAACFBDCF1C17AC.png" xlink:type="simple" xlink:show="embed" xlink:actuate="onLoad" draw:mime-type="image/png"/>
              <svg:title>Abstract user icon</svg:title>
            </draw:frame>
            <draw:frame draw:name="abstract-user-flat-1.svg_0" draw:style-name="gr3" draw:text-style-name="P3" draw:layer="layout" svg:width="0.802cm" svg:height="0.895cm" svg:x="10.418cm" svg:y="1.221cm">
              <draw:image xlink:href="Pictures/1000020300003E1D00003E1DF2746F09BF5BD622.svg" xlink:type="simple" xlink:show="embed" xlink:actuate="onLoad" draw:mime-type="image/svg+xml">
                <text:p/>
              </draw:image>
              <draw:image xlink:href="Pictures/10000001000002C3000002C35FAACFBDCF1C17AC.png" xlink:type="simple" xlink:show="embed" xlink:actuate="onLoad" draw:mime-type="image/png"/>
              <svg:title>Abstract user icon</svg:title>
            </draw:frame>
            <draw:custom-shape draw:style-name="gr6" draw:text-style-name="P3" draw:layer="layout" svg:width="1.7cm" svg:height="1cm" svg:x="9.568cm" svg:y="1.16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2" draw:text-style-name="P2" draw:layer="layout" svg:width="9.7cm" svg:height="3.3cm" svg:x="9.5cm" svg:y="4.7cm">
            <text:p text:style-name="P1"><text:span text:style-name="T1">Week 2 &amp; 3</text:span></text:p>
            <text:p text:style-name="P1"><text:span text:style-name="T4"/></text:p>
            <text:p text:style-name="P1"><text:span text:style-name="T5">Geoscripting in 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.7cm" svg:height="3.3cm" svg:x="9.5cm" svg:y="8.3cm">
            <text:p text:style-name="P1"><text:span text:style-name="T1">Week 4 &amp; 5</text:span></text:p>
            <text:p text:style-name="P1"><text:span text:style-name="T6"/></text:p>
            <text:p text:style-name="P1"><text:span text:style-name="T3">Geoscripting in Pytho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.7cm" svg:height="3.3cm" svg:x="9.5cm" svg:y="11.9cm">
            <text:p text:style-name="P1"><text:span text:style-name="T1">Week 6 &amp; 7 </text:span></text:p>
            <text:p text:style-name="P1"><text:span text:style-name="T6"/></text:p>
            <text:p text:style-name="P1"><text:span text:style-name="T3">Project <text:s/>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9.7cm" svg:height="1.6cm" svg:x="9.5cm" svg:y="15.5cm">
            <text:p text:style-name="P6"><text:span text:style-name="T6">Week 8 <text:s/>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4.3cm" svg:height="0.9cm" svg:x="17.5cm" svg:y="5.1cm">
            <text:p text:style-name="P1"><text:span text:style-name="T7">Assignmen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4.3cm" svg:height="0.9cm" svg:x="17.5cm" svg:y="6.9cm">
            <text:p text:style-name="P1"><text:span text:style-name="T7">Assignment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4.3cm" svg:height="0.9cm" svg:x="17.5cm" svg:y="15.828cm">
            <text:p text:style-name="P9"><text:span text:style-name="T8">Exa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8" draw:layer="layout" svg:width="4.3cm" svg:height="0.9cm" svg:x="17.5cm" svg:y="14.1cm">
            <text:p text:style-name="P1"><text:span text:style-name="T7">Present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name="abstract-user-flat-1.svg_5" draw:style-name="gr3" draw:text-style-name="P3" draw:layer="layout" svg:width="0.707cm" svg:height="0.756cm" svg:x="9.603cm" svg:y="11.996cm">
            <draw:image xlink:href="Pictures/1000020300003E1D00003E1DF2746F09BF5BD622.svg" xlink:type="simple" xlink:show="embed" xlink:actuate="onLoad" draw:mime-type="image/svg+xml">
              <text:p/>
            </draw:image>
            <draw:image xlink:href="Pictures/10000001000002C3000002C35FAACFBDCF1C17AC.png" xlink:type="simple" xlink:show="embed" xlink:actuate="onLoad" draw:mime-type="image/png"/>
            <svg:title>Abstract user icon</svg:title>
          </draw:frame>
          <draw:frame draw:name="abstract-user-flat-1.svg_6" draw:style-name="gr3" draw:text-style-name="P3" draw:layer="layout" svg:width="0.708cm" svg:height="0.756cm" svg:x="10.31cm" svg:y="11.996cm">
            <draw:image xlink:href="Pictures/1000020300003E1D00003E1DF2746F09BF5BD622.svg" xlink:type="simple" xlink:show="embed" xlink:actuate="onLoad" draw:mime-type="image/svg+xml">
              <text:p/>
            </draw:image>
            <draw:image xlink:href="Pictures/10000001000002C3000002C35FAACFBDCF1C17AC.png" xlink:type="simple" xlink:show="embed" xlink:actuate="onLoad" draw:mime-type="image/png"/>
            <svg:title>Abstract user icon</svg:title>
          </draw:frame>
          <draw:frame draw:name="abstract-user-flat-1.svg_7" draw:style-name="gr3" draw:text-style-name="P3" draw:layer="layout" svg:width="0.707cm" svg:height="0.756cm" svg:x="9.603cm" svg:y="12.752cm">
            <draw:image xlink:href="Pictures/1000020300003E1D00003E1DF2746F09BF5BD622.svg" xlink:type="simple" xlink:show="embed" xlink:actuate="onLoad" draw:mime-type="image/svg+xml">
              <text:p/>
            </draw:image>
            <draw:image xlink:href="Pictures/10000001000002C3000002C35FAACFBDCF1C17AC.png" xlink:type="simple" xlink:show="embed" xlink:actuate="onLoad" draw:mime-type="image/png"/>
            <svg:title>Abstract user icon</svg:title>
          </draw:frame>
          <draw:frame draw:name="abstract-user-flat-1.svg_8" draw:style-name="gr3" draw:text-style-name="P3" draw:layer="layout" svg:width="0.708cm" svg:height="0.756cm" svg:x="10.31cm" svg:y="12.752cm">
            <draw:image xlink:href="Pictures/1000020300003E1D00003E1DF2746F09BF5BD622.svg" xlink:type="simple" xlink:show="embed" xlink:actuate="onLoad" draw:mime-type="image/svg+xml">
              <text:p/>
            </draw:image>
            <draw:image xlink:href="Pictures/10000001000002C3000002C35FAACFBDCF1C17AC.png" xlink:type="simple" xlink:show="embed" xlink:actuate="onLoad" draw:mime-type="image/png"/>
            <svg:title>Abstract user icon</svg:title>
          </draw:frame>
          <draw:custom-shape draw:style-name="gr10" draw:text-style-name="P3" draw:layer="layout" svg:width="1.498cm" svg:height="1.6cm" svg:x="9.562cm" svg:y="11.9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1">
            <draw:frame draw:name="abstract-user-flat-1.svg" draw:style-name="gr3" draw:text-style-name="P3" draw:layer="layout" svg:width="0.802cm" svg:height="0.895cm" svg:x="9.561cm" svg:y="4.822cm">
              <draw:image xlink:href="Pictures/1000020300003E1D00003E1DF2746F09BF5BD622.svg" xlink:type="simple" xlink:show="embed" xlink:actuate="onLoad" draw:mime-type="image/svg+xml">
                <text:p/>
              </draw:image>
              <draw:image xlink:href="Pictures/10000001000002C3000002C35FAACFBDCF1C17AC.png" xlink:type="simple" xlink:show="embed" xlink:actuate="onLoad" draw:mime-type="image/png"/>
              <svg:title>Abstract user icon</svg:title>
            </draw:frame>
            <draw:frame draw:name="abstract-user-flat-1.svg_0" draw:style-name="gr3" draw:text-style-name="P3" draw:layer="layout" svg:width="0.802cm" svg:height="0.895cm" svg:x="10.411cm" svg:y="4.822cm">
              <draw:image xlink:href="Pictures/1000020300003E1D00003E1DF2746F09BF5BD622.svg" xlink:type="simple" xlink:show="embed" xlink:actuate="onLoad" draw:mime-type="image/svg+xml">
                <text:p/>
              </draw:image>
              <draw:image xlink:href="Pictures/10000001000002C3000002C35FAACFBDCF1C17AC.png" xlink:type="simple" xlink:show="embed" xlink:actuate="onLoad" draw:mime-type="image/png"/>
              <svg:title>Abstract user icon</svg:title>
            </draw:frame>
            <draw:custom-shape draw:style-name="gr6" draw:text-style-name="P3" draw:layer="layout" svg:width="1.7cm" svg:height="1cm" svg:x="9.561cm" svg:y="4.76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 draw:style-name="gr1">
            <draw:frame draw:name="abstract-user-flat-1.svg" draw:style-name="gr3" draw:text-style-name="P3" draw:layer="layout" svg:width="0.802cm" svg:height="0.895cm" svg:x="9.566cm" svg:y="8.399cm">
              <draw:image xlink:href="Pictures/1000020300003E1D00003E1DF2746F09BF5BD622.svg" xlink:type="simple" xlink:show="embed" xlink:actuate="onLoad" draw:mime-type="image/svg+xml">
                <text:p/>
              </draw:image>
              <draw:image xlink:href="Pictures/10000001000002C3000002C35FAACFBDCF1C17AC.png" xlink:type="simple" xlink:show="embed" xlink:actuate="onLoad" draw:mime-type="image/png"/>
              <svg:title>Abstract user icon</svg:title>
            </draw:frame>
            <draw:frame draw:name="abstract-user-flat-1.svg_0" draw:style-name="gr3" draw:text-style-name="P3" draw:layer="layout" svg:width="0.802cm" svg:height="0.895cm" svg:x="10.416cm" svg:y="8.399cm">
              <draw:image xlink:href="Pictures/1000020300003E1D00003E1DF2746F09BF5BD622.svg" xlink:type="simple" xlink:show="embed" xlink:actuate="onLoad" draw:mime-type="image/svg+xml">
                <text:p/>
              </draw:image>
              <draw:image xlink:href="Pictures/10000001000002C3000002C35FAACFBDCF1C17AC.png" xlink:type="simple" xlink:show="embed" xlink:actuate="onLoad" draw:mime-type="image/png"/>
              <svg:title>Abstract user icon</svg:title>
            </draw:frame>
            <draw:custom-shape draw:style-name="gr6" draw:text-style-name="P3" draw:layer="layout" svg:width="1.7cm" svg:height="1cm" svg:x="9.566cm" svg:y="8.34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name="abstract-user-flat-1.svg_ 1" draw:style-name="gr3" draw:text-style-name="P3" draw:layer="layout" svg:width="0.708cm" svg:height="0.756cm" svg:x="9.578cm" svg:y="15.564cm">
            <draw:image xlink:href="Pictures/1000020300003E1D00003E1DF2746F09BF5BD622.svg" xlink:type="simple" xlink:show="embed" xlink:actuate="onLoad" draw:mime-type="image/svg+xml">
              <text:p/>
            </draw:image>
            <draw:image xlink:href="Pictures/10000001000002C3000002C35FAACFBDCF1C17AC.png" xlink:type="simple" xlink:show="embed" xlink:actuate="onLoad" draw:mime-type="image/png"/>
            <svg:title>Abstract user icon</svg:title>
          </draw:frame>
          <draw:custom-shape draw:style-name="gr11" draw:text-style-name="P3" draw:layer="layout" svg:width="0.781cm" svg:height="0.815cm" svg:x="9.547cm" svg:y="15.54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2" draw:text-style-name="P11" draw:layer="layout" svg:width="2.703cm" svg:height="2.703cm" svg:x="4.1cm" svg:y="12.897cm">
          <draw:image xlink:href="Pictures/10000001000002000000020002A8B6B063F84B17.png" xlink:type="simple" xlink:show="embed" xlink:actuate="onLoad" draw:mime-type="image/png">
            <text:p/>
          </draw:image>
        </draw:frame>
        <draw:custom-shape draw:style-name="gr13" draw:text-style-name="P5" draw:layer="layout" svg:width="1.232cm" svg:height="7.3cm" draw:transform="rotate (1.5709708597201) translate (1.7cm 12.73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  <style:font-face style:name="Verdana" svg:font-family="Verdan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4cm" fo:page-height="19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21T21:46:39.802108402</meta:creation-date>
    <dc:date>2023-08-25T15:29:38.105000000</dc:date>
    <meta:editing-duration>PT5H30M31S</meta:editing-duration>
    <meta:editing-cycles>13</meta:editing-cycles>
    <meta:generator>LibreOffice/7.6.0.3$Windows_X86_64 LibreOffice_project/69edd8b8ebc41d00b4de3915dc82f8f0fc3b6265</meta:generator>
    <meta:document-statistic meta:object-count="40"/>
  </office:meta>
</office:document-meta>
</file>